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2b2b2" draw:textarea-horizontal-align="justify" draw:textarea-vertical-align="middle" draw:auto-grow-height="false" fo:min-height="0.893cm" fo:min-width="1.024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  <style:paragraph-properties style:writing-mode="lr-tb"/>
    </style:style>
    <style:style style:name="gr4" style:family="graphic" style:parent-style-name="standard">
      <style:graphic-properties svg:stroke-color="#0066b3" draw:fill-color="#0066b3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ed1c24" draw:fill-color="#ed1c24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a65d" draw:fill-color="#00a65d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8" style:family="graphic" style:parent-style-name="objectwithoutfill">
      <style:graphic-properties svg:stroke-width="0.053cm" draw:marker-start-width="0.279cm" draw:marker-end="Arrowheads_20_4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width="true" fo:min-height="0.319cm" fo:min-width="1.13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width="true" fo:min-height="0.319cm" fo:min-width="1.424cm"/>
      <style:paragraph-properties style:writing-mode="lr-tb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4" style:family="paragraph">
      <loext:graphic-properties draw:fill-color="#000000"/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5" style:family="paragraph">
      <loext:graphic-properties draw:fill-color="#0066b3"/>
      <style:paragraph-properties fo:text-align="center"/>
    </style:style>
    <style:style style:name="P6" style:family="paragraph">
      <loext:graphic-properties draw:fill-color="#ed1c24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color="#00a65d" loext:opacity="100%" fo:font-size="11pt" style:font-size-asian="11pt" style:font-size-complex="11pt"/>
    </style:style>
    <style:style style:name="P9" style:family="paragraph">
      <loext:graphic-properties draw:fill-color="#000000"/>
      <style:paragraph-properties fo:text-align="center" style:writing-mode="lr-tb"/>
      <style:text-properties fo:color="#00a65d" loext:opacity="100%" fo:font-size="11pt" style:font-size-asian="11pt" style:font-size-complex="11pt"/>
    </style:style>
    <style:style style:name="P10" style:family="paragraph">
      <loext:graphic-properties draw:fill-color="#000000"/>
      <style:paragraph-properties fo:text-align="center"/>
      <style:text-properties fo:color="#ffffff" loext:opacity="100%" fo:font-size="11pt" style:font-size-asian="11pt" style:font-size-complex="11pt"/>
    </style:style>
    <style:style style:name="P11" style:family="paragraph">
      <loext:graphic-properties draw:fill="none"/>
      <style:paragraph-properties fo:text-align="center"/>
      <style:text-properties fo:font-weight="bold"/>
    </style:style>
    <style:style style:name="P12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3" style:family="paragraph">
      <loext:graphic-properties draw:fill-color="#000000"/>
      <style:paragraph-properties fo:text-align="center"/>
      <style:text-properties fo:color="#00a65d" loext:opacity="100%" fo:font-size="11pt" style:font-size-asian="11pt" style:font-size-complex="11pt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 style:writing-mode="lr-tb"/>
      <style:text-properties fo:font-size="8pt" style:font-size-asian="8pt" style:font-size-complex="8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color="#ffffff" loext:opacity="100%" fo:font-size="11pt" style:font-size-asian="11pt" style:font-size-complex="11pt"/>
    </style:style>
    <style:style style:name="T2" style:family="text">
      <style:text-properties fo:color="#00a65d" loext:opacity="100%" fo:font-size="11pt" style:font-size-asian="11pt" style:font-size-complex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524cm" svg:height="1.143cm" svg:x="-5.35cm" svg:y="2.2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127cm" svg:height="0.127cm" svg:x="-4.651cm" svg:y="2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1.524cm" svg:height="1.143cm" svg:x="-3.445cm" svg:y="2.2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127cm" svg:height="0.127cm" svg:x="-2.746cm" svg:y="2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508cm" svg:height="0.508cm" svg:x="-3.318cm" svg:y="2.587cm">
            <text:p text:style-name="P3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1.524cm" svg:height="1.143cm" svg:x="-3.445cm" svg:y="2.2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127cm" svg:height="0.127cm" svg:x="-2.746cm" svg:y="2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508cm" svg:height="0.508cm" svg:x="-3.345cm" svg:y="2.587cm">
            <text:p text:style-name="P3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1.524cm" svg:height="1.143cm" svg:x="-3.445cm" svg:y="3.66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127cm" svg:height="0.127cm" svg:x="-2.746cm" svg:y="4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508cm" svg:height="0.508cm" svg:x="-2.529cm" svg:y="3.984cm">
            <text:p text:style-name="P3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1.524cm" svg:height="1.143cm" svg:x="-5.35cm" svg:y="3.66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127cm" svg:height="0.127cm" svg:x="-4.651cm" svg:y="4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1.524cm" svg:height="1.143cm" svg:x="-5.35cm" svg:y="5.19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0.127cm" svg:height="0.127cm" svg:x="-4.651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1.524cm" svg:height="1.143cm" svg:x="-5.35cm" svg:y="6.71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127cm" svg:height="0.127cm" svg:x="-4.651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1.524cm" svg:height="1.143cm" svg:x="-3.445cm" svg:y="5.1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127cm" svg:height="0.127cm" svg:x="-2.746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508cm" svg:height="0.508cm" svg:x="-3.318cm" svg:y="5.508cm">
            <text:p text:style-name="P3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1.524cm" svg:height="1.143cm" svg:x="-3.445cm" svg:y="5.1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127cm" svg:height="0.127cm" svg:x="-2.746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9" draw:layer="layout" svg:width="0.508cm" svg:height="0.508cm" svg:x="-3.345cm" svg:y="5.508cm">
            <text:p text:style-name="P8"><text:span text:style-name="T2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1.524cm" svg:height="1.143cm" svg:x="-3.445cm" svg:y="6.5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127cm" svg:height="0.127cm" svg:x="-2.746cm" svg:y="7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9" draw:layer="layout" svg:width="0.508cm" svg:height="0.508cm" svg:x="-2.529cm" svg:y="6.905cm">
            <text:p text:style-name="P8"><text:span text:style-name="T2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" draw:text-style-name="P1" draw:layer="layout" svg:width="1.524cm" svg:height="1.143cm" svg:x="2.149cm" svg:y="10.6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127cm" svg:height="0.127cm" svg:x="2.848cm" svg:y="11.1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1" draw:layer="layout" svg:width="1.524cm" svg:height="1.143cm" svg:x="3.349cm" svg:y="10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127cm" svg:height="0.127cm" svg:x="4.048cm" svg:y="11.3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0" draw:layer="layout" svg:width="0.508cm" svg:height="0.508cm" svg:x="3.449cm" svg:y="11.20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1" draw:layer="layout" svg:width="1.524cm" svg:height="1.143cm" svg:x="4.549cm" svg:y="11.0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127cm" svg:height="0.127cm" svg:x="5.248cm" svg:y="11.5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508cm" svg:height="0.508cm" svg:x="4.649cm" svg:y="11.403cm">
              <text:p text:style-name="P3"><text:span text:style-name="T1">9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1" draw:layer="layout" svg:width="1.524cm" svg:height="1.143cm" svg:x="6.949cm" svg:y="11.2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127cm" svg:height="0.127cm" svg:x="7.648cm" svg:y="11.7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508cm" svg:height="0.508cm" svg:x="7.865cm" svg:y="11.603cm">
              <text:p text:style-name="P3"><text:span text:style-name="T1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1" draw:layer="layout" svg:width="1.524cm" svg:height="1.143cm" svg:x="8.144cm" svg:y="11.4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5" draw:layer="layout" svg:width="0.127cm" svg:height="0.127cm" svg:x="8.843cm" svg:y="11.9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8" draw:text-style-name="P11" draw:layer="layout" svg:x1="8.137cm" svg:y1="12.929cm" svg:x2="11.956cm" svg:y2="13.543cm">
            <text:p/>
          </draw:line>
          <draw:frame draw:style-name="gr9" draw:text-style-name="P12" draw:layer="layout" svg:width="0.762cm" svg:height="0.683cm" svg:x="6.156cm" svg:y="10.74cm">
            <draw:text-box>
              <text:p><text:span text:style-name="T3">⟳</text:span></text:p>
            </draw:text-box>
          </draw:frame>
          <draw:line draw:style-name="gr8" draw:text-style-name="P11" draw:layer="layout" svg:x1="2.145cm" svg:y1="11.976cm" svg:x2="8.06cm" svg:y2="12.927cm">
            <text:p/>
          </draw:line>
          <draw:g>
            <draw:custom-shape draw:style-name="gr1" draw:text-style-name="P1" draw:layer="layout" svg:width="1.524cm" svg:height="1.143cm" svg:x="9.349cm" svg:y="11.6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127cm" svg:height="0.127cm" svg:x="10.048cm" svg:y="12.1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3" draw:layer="layout" svg:width="0.508cm" svg:height="0.508cm" svg:x="9.449cm" svg:y="12.00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1" draw:layer="layout" svg:width="1.524cm" svg:height="1.143cm" svg:x="10.549cm" svg:y="11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127cm" svg:height="0.127cm" svg:x="11.248cm" svg:y="12.3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9" draw:layer="layout" svg:width="0.508cm" svg:height="0.508cm" svg:x="10.649cm" svg:y="12.203cm">
              <text:p text:style-name="P8"><text:span text:style-name="T2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0" draw:text-style-name="P14" draw:layer="layout" svg:width="1.143cm" svg:height="0.962cm" draw:transform="rotate (-0.159348560707082) translate (6.124cm 11.091cm)">
            <draw:text-box>
              <text:p>...</text:p>
            </draw:text-box>
          </draw:frame>
        </draw:g>
        <draw:frame draw:style-name="gr11" draw:text-style-name="P16" draw:layer="layout" svg:width="1.651cm" svg:height="0.569cm" svg:x="2.016cm" svg:y="12.219cm">
          <draw:text-box>
            <text:p text:style-name="P15"><text:span text:style-name="T4">max. 3 s</text:span></text:p>
          </draw:text-box>
        </draw:frame>
        <draw:frame draw:style-name="gr11" draw:text-style-name="P16" draw:layer="layout" svg:width="1.651cm" svg:height="0.569cm" svg:x="3.21cm" svg:y="12.437cm">
          <draw:text-box>
            <text:p text:style-name="P15"><text:span text:style-name="T4">0.8 s</text:span></text:p>
          </draw:text-box>
        </draw:frame>
        <draw:frame draw:style-name="gr11" draw:text-style-name="P16" draw:layer="layout" svg:width="1.651cm" svg:height="0.569cm" svg:x="4.404cm" svg:y="12.65cm">
          <draw:text-box>
            <text:p text:style-name="P15"><text:span text:style-name="T4">0.5 s</text:span></text:p>
          </draw:text-box>
        </draw:frame>
        <draw:frame draw:style-name="gr12" draw:text-style-name="P18" draw:layer="layout" svg:width="1.637cm" svg:height="0.569cm" svg:x="3.306cm" svg:y="10.019cm">
          <draw:text-box>
            <text:p text:style-name="P17"><text:span text:style-name="T4">sampling</text:span></text:p>
          </draw:text-box>
        </draw:frame>
        <draw:frame draw:style-name="gr13" draw:text-style-name="P18" draw:layer="layout" svg:width="1.924cm" svg:height="0.569cm" svg:x="9.157cm" svg:y="10.821cm">
          <draw:text-box>
            <text:p text:style-name="P17"><text:span text:style-name="T4">final choic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826 1131 754" svg:d="M566 826l-566 754 114-85 136-68 148-46 161-17 161 13 153 46 140 68 118 89z"/>
    <draw:marker draw:name="Arrowheads_20_2" draw:display-name="Arrowheads 2" svg:viewBox="0 7 20 13" svg:d="M0 20l10-13 10 13z"/>
    <draw:marker draw:name="Arrowheads_20_3" draw:display-name="Arrowheads 3" svg:viewBox="0 0 20 40" svg:d="M0 40l10-40 10 40z"/>
    <draw:marker draw:name="Arrowheads_20_4" draw:display-name="Arrowheads 4" svg:viewBox="0 641 2239 1601" svg:d="M1126 641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19-05-08T13:00:11.058070223</meta:creation-date>
    <meta:generator>LibreOffice/7.1.3.2$Linux_X86_64 LibreOffice_project/10$Build-2</meta:generator>
    <dc:date>2021-05-25T16:25:33.815479724</dc:date>
    <meta:editing-duration>PT2H8M53S</meta:editing-duration>
    <meta:editing-cycles>36</meta:editing-cycles>
    <dc:creator>Stefan Appelhoff</dc:creator>
    <meta:document-statistic meta:object-count="72"/>
  </office:meta>
</office:document-meta>
</file>